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As self driving card becomes more and more prevalent in our society, ethical issues that associated with it also becomes a real issue. One major ethical issue is that self driving cars are programmed to kill. Imagine you're in your self driving card down the road in one afternoon and through a series of unfortunate events, you are now driving toward a group of pedestrians with few options. The car could crash into the pedestrians, which will save you as the result, or it could crash into a wall which will kill you but save everyone else. So which is the correct answer? Of course there are no absolute correct answer. Well when in doubt, we look to the social contact for the answer, what would everyone do. Amazon Mechanical Turk did a similar study and ask for the public opinion. As predictable as it would seem, most people would favor the action that would save most life. But when asked when they're the one in the car, of course they picked to save their lives. So even public opinions are not reliable in this case. Before self driving car can be thing, something must be done about the ethical laws behind it or it'll create a policy vacuum.</text:p>
      <text:p text:style-name="Standard"><text:tab/>Ethical issues of self driving car also connects to the issue of Digital Divide. As there are still many people in the world that does not have access to technology, many don't have a say in these ethical issues. What if those pedestrians are the ones who did not have a say on how the car programmed? Their lives are being decided without having them having a say in it. The Digital Divide can also be extended to those who will have self driving car and those who will be driving traditional. During the transition, there will be a separation of traditional car and self driving car. And when accidents occur during this time, who are the blame, the self driving car or the traditional car? And again, we cannot reply of the public opinions purely because the public themselves are divided.</text:p>
      <text:p text:style-name="Standard"><text:tab/>As you can see, the main problem of transitioning to self driving car toward the future isn't so much about the car itself but the new ethical standard that comes with wit. Unlike other technological ethics, this issue is considered to be a new form of ethics because we are now dealing with the issue of machines making life and death choices on us. Should they be allowed to? If so, how are we going to program them to do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i </meta:initial-creator>
    <meta:creation-date>2016-04-13T11:53:50.30</meta:creation-date>
    <dc:date>2016-04-15T15:24:12.52</dc:date>
    <dc:creator>Chi </dc:creator>
    <meta:editing-duration>PT12M7S</meta:editing-duration>
    <meta:editing-cycles>2</meta:editing-cycles>
    <meta:generator>OpenOffice/4.1.1$Win32 OpenOffice.org_project/411m6$Build-9775</meta:generator>
    <meta:document-statistic meta:table-count="0" meta:image-count="0" meta:object-count="0" meta:page-count="1" meta:paragraph-count="3" meta:word-count="432" meta:character-count="2378"/>
  </office:meta>
</office:document-meta>
</file>